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2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9.4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729fcf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de59"/>
    </style:style>
    <style:style style:name="ce5" style:family="table-cell" style:parent-style-name="Default">
      <style:table-cell-properties fo:background-color="#111111"/>
      <style:text-properties fo:color="#ffffff"/>
    </style:style>
    <style:style style:name="ce6" style:family="table-cell" style:parent-style-name="Default">
      <style:table-cell-properties fo:background-color="#111111"/>
    </style:style>
    <style:style style:name="ce7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111111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729fcf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ffde59"/>
    </style:style>
    <style:style style:name="ce20" style:family="table-cell" style:parent-style-name="Default">
      <style:table-cell-properties fo:background-color="#111111"/>
      <style:text-properties fo:color="#ffffff"/>
    </style:style>
    <style:style style:name="ce21" style:family="table-cell" style:parent-style-name="Default">
      <style:table-cell-properties fo:background-color="#111111"/>
    </style:style>
    <style:style style:name="ce22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fo:background-color="#111111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Default"/>
        <table:table-column table:style-name="co5" table:default-cell-style-name="Default"/>
        <table:table-column table:style-name="co6" table:default-cell-style-name="ce17"/>
        <table:table-column table:style-name="co7" table:default-cell-style-name="ce17"/>
        <table:table-column table:style-name="co8" table:default-cell-style-name="Default"/>
        <table:table-row table:style-name="ro1">
          <table:table-cell table:style-name="ce16" office:value-type="string" calcext:value-type="string">
            <text:p>AÑO</text:p>
          </table:table-cell>
          <table:table-cell table:style-name="ce16" office:value-type="string" calcext:value-type="string">
            <text:p>MES</text:p>
          </table:table-cell>
          <table:table-cell table:style-name="ce16" office:value-type="string" calcext:value-type="string">
            <text:p>DIA</text:p>
          </table:table-cell>
          <table:table-cell table:style-name="ce18" office:value-type="string" calcext:value-type="string">
            <text:p>NUMERO</text:p>
          </table:table-cell>
          <table:table-cell table:style-name="ce18" office:value-type="string" calcext:value-type="string">
            <text:p>TITULO</text:p>
          </table:table-cell>
          <table:table-cell table:style-name="ce16" office:value-type="string" calcext:value-type="string">
            <text:p>PP</text:p>
          </table:table-cell>
          <table:table-cell table:style-name="ce16" office:value-type="string" calcext:value-type="string">
            <text:p>TT</text:p>
          </table:table-cell>
          <table:table-cell table:style-name="ce18" office:value-type="string" calcext:value-type="string">
            <text:p>DIALOGO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0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VER QUEHACE MI HERMANA?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0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RÁ MI HERMANA QUE NO LA OIGO?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0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ICOS SON ESTOS HELADOS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DT3 0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IR A UN BAILE DE GAL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0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¡MIRA QUE CACHIVACHE HE COMPRADO…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0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VESTIDO TAN VIEJO LLEVO PUESTO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0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LUSIÓN! ME PASO LOS AÑOS ESPERANDO ESTE DÍA.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0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YA ESTOY HARTA DE VERTE SIN DAR GOLPE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0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SUEÑO QUE NO VEO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0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ESTOY EN EL CAMPO QUE ES LO MÍO…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0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AAAA! – YA ESTAMOS CON LOS RECADITOS…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0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 SIN MI HERMANA..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0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VOY A DAR UN PASEO LARGO, MUY LARGO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0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QUE ME PASA HOY EN EL CAMPO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0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YA ESTAMOS OTRA VEZ…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0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OMBRE MÁS GUAPO HE CONOCIDO ESTA MAÑANA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0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A! – SERÁ MEJOR QUE EMIGRE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0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ARTÍCULO MÁS TONTAINA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0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CANSADA DE QUE MI HERMANA NO DE NI GOLPE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0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…! – ¡LES APUESTO A QUE ME MANDA A UN RECADITO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0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LA PATA! MIRA QUE IR A NAUFRAGAR..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0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TENEMOS MUCHOS GASTOS ESTA SEMANA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0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QUÉ MANDA MI HONOLABLE HELMANA?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0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¡NADA! ¡QUÉ PEN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DDT3 0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OY, YA VOY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0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! ¿NO OYES QUE LLAMAN A LA PUERTA? ¡NO VOY A IR A ABRIR Y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0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ME EL “D.D.T”. ANTES DE QUE ME LO PESQUE MI HERMAN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0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AY! ¡POBRECITA DE MI…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0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VER SI LO SABE LEO ¡ES TAN LISTA…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0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ONO ES EL CAMP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0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MONDA ¿QUIERE ADQUIRIR UYN BUEN TERRENO, POR UN PRECIO DE VERDADERA GANGA?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0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EMPRE COMO SOLI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0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0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STA LUEGO, LEO, ME VOY A ACAZAR PATABUS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0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É SUCIA ESTÁ LA CASA! Y MI HERMANA LEYENDO COMO SIEMPRE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0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 PAQUETE Y UNA CARTA DE SU TIO SERAPIO, DESDE BOGOTÁ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0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NEGOCI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0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, ME VOY A DAR UN PASEITO POR EL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0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TA DE SU HERMANA DESDE EL EXTRANJER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0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, JE! VOY A INVADIR LA TIERRA YO SOLITO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0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SERÁ VERDAD?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0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L FIN LO CONSEGUÍ! ¡AL FIN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0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¿HAS VISTO EL DICCIONARIO POR AHÍ?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0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L CAMPO! ¡EL CAMPO ES COSA BUENA! ¡ES COSA MI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0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A, LEO, BUENOS DÍAS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0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! – PASA, CLEO, ESTA ES CLEO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0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, LA, LA, LA! - ¡AHI VAA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0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JAOS QUE VESTIDO ACABO DE ESTRENAR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0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, LA, LA…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0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LATA! ¡SOY LA CENICIENTEA DEL “DDT”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0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ESPANT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0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VOY A COMENZAR A ESCRIBIR MI DIARIO, SI, SEÑOR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0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DÓNDE VAS HERMENEGILDA? - ¡AL CAMPO, SIMPÁTICO PAJARRAC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0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UF! ¡VENGO HECHA PURÉ! QUÉ SED TENGO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0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VIGILDAAA! ¡CÚ, CÚ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0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MEENEEGIIILDAAA………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0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E, PASE, SEÑORA BARONESA, ESTÁ USTED EN SU CAS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0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ASEAR UN POCO POR AHÍ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0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INI-ABURRIDA ESTOY! ¡CARAMB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0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STA LUEGO, CHATUNGA, VOY A DAR UN PASEITO POR EL CAMPO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DDT3 0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POR EL CAMPO… - ¡QUÉ NOVEDAD! ¡NO TE PIERDAS…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0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 VER QUE DICE HOY MI HOROSCOPO…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0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UN POCO EL PERIÓDICO…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0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CANTAR ÓPER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0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ESTÁS SEGURA QUE QUIERES ESO?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0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RÁ MI HERMANA…? – VOY A VER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0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¿QUÉ HACES CON EL DEDO METIDO EN EL OÍDO?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0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A ROSI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0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, LUEGO TE LLAMARÉ OTRA VEZ, PILUCHI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DDT3 0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ME VOY A DAR UNA VUELTA POR EL CAMPO - ¡BUEN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0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MUY PREOCUPADA CON LO QUE ME SUCEDE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0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MI ONOMÁSTICA, QUE QUIERE DECIR QUE ES MI SANTO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0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- ¿QUÉ QUIERES?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0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EBA GASEOSA, “LA REMONDA”! “SOPA PEPITA”. LA QUE MÁS PI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0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ABIA! ¡MIRA QUE NO HABERLO ENCONTRAD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0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OLA! <text:s/>¡VAYA NOTICIÓN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0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INVENTO ESTUPEND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0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ISITAR A MARGARITA. LA POBRE ESTÁ CADA DÍA MÁS…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0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 FRÍO POLAR QUE HACE EN ESTA CAS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0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…! ¡HERMENEGILDAAAA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0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SE ACERCA LA HORA DE IR A VER A MI MALVINO…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0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 EN EL ACTO, HERMENEGILD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0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 ¿POR QUÉ NO NOS VAMOS DE VACACIONES?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0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MÁS ME GUSTA LEER DEL “DDT” ES LA “GILDA”. ¡A LA GORDA LE PASA CADA COSA…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0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QUIERO QUE VAYAS AL CAMPO TANTAS VECES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DDT3 0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S DÍAS. SOY EL CARTERO Y TRAIGO UNA CARTA.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0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ÍA MÁS BUENO PARA IR AL CAMP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0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APARECE UNA MOSCA) - ¡HERMENEGILDAAA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0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OY ME VOY A TOMAR UN VERMUTH CON ACEITUNAS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DT3 0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HERMENEGILDA SE ENCIENDE UN CIGARRILLO) – NO HAY NADA COMO UN CIGARRILLO DESPUÉS DE COMER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0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LOR HACE AQUÍ EN LA HISTORIET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0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PASEAR POR EL CAMPO. – MUY BIEN.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0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NSADA VENG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0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… Y LA GANADORA DEL “PREMIO DEDAL” SE LLEVA VEINTE MIL PESETAS POR SU NOVEL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DDT3 0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APARECE UN MOSQUITO) - ¡YA LO PILLÉ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0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ZZZZZ - ¡HERMENEGILDAAAA! - ¡YA ESTÁ ESTA PELMAZA MOLESTAND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0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YA, SE ME HA ESCAPADO EL OVILLITO.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0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, GASTAMOS MÁS QUE UN REGIMIENT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0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HERMENEGILDA MIRA UN ESCAPARATE) ¡QUÉ JARRÓN MÁS VALIOSO HE COMPRAD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099</text:p>
          </table:table-cell>
          <table:table-cell table:style-name="ce20" office:value-type="string" calcext:value-type="string">
            <text:p>NO LLEVA HISTORIETA</text:p>
          </table:table-cell>
          <table:table-cell table:number-columns-repeated="2" table:style-name="ce22" office:value-type="string" calcext:value-type="string">
            <text:p>NO</text:p>
          </table:table-cell>
          <table:table-cell table:style-name="ce20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1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REPARAR LA COMIDA.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1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MI CUMPLEAÑOS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1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! ¡QUÉ DÍA TAN ESTUPEND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table:number-columns-repeated="2" office:value-type="string" calcext:value-type="string">
            <text:p>07</text:p>
          </table:table-cell>
          <table:table-cell office:value-type="string" calcext:value-type="string">
            <text:p>DDT3 1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! ¡HAY UNA NOTA EN LA PUERTA DEL PIS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1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UN RATO…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1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LLAMARÁ AHORA?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1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Í VA, QUÉ RISA! – A VECES, LAS PERSONAS NO RECUERDAN QUIENES SON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1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TENÍA GANAS DE DAR UN PASEITO, QUÉ CARAMB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1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RRR! ¡ESTAS MOSCAS ME VAN A COMER VIV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1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HECHA PURÉ…. VOY A DESCANSAR UNAS VIÑETAS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1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LA SEÑORITA GILDA, LA MÁS GORDA?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1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VOY AL CAMPO! - ¡HUM! ¡QUÉ PAZ HAY EN EL AMBIENTE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1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PONE AHÍ, LEO?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1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TRABAJAR COMO ESTRELLA EN LA TELEVISIÓN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1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RIPOSAS TAN PESADAS! ¡LARGO DE AQUÍ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1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A TARDE ESTRENAN “EL PUENTE SOBRE EL RIO EBRO”! ¡CÓMO ME GUSTARÍA VERL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1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GO LA MAR DE CONTENT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1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ME GUSTARÍA SER NOVELIST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1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OCASIÓN TAN MAGNÍFIC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1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CES? ¿CRUCIGRAMAS?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1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NSEJOS MÁS BONDADOSOS DA ESTE LIBRO…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1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 HERMANA NO ME DEJA SALIR DE CASA.. ¡PERO YO SALDRÉ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1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 HERMANA ES UNA “ABUSONA”…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1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UÁNTO TIEMPO HACE QUE NO VAMOS AL CAMPO, LEO? - ¡QUÉ SE YO! LO MENOS SESENTA HISTORIETAS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1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ABURRO SIN HACER NADA! - ¡SI POR LO MENOS TUVIERA UN APURO…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1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TE PASA, LEO? TE VEO MUY ABATIDA..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1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LÍCULA TAN HORRIBLE! ¡TENGO LOS PELOS DE PUNT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1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DÍA SERÁ HOY…? - ¡VAYA! PERO SI ESTA NOCHE ES NOCHE BUEN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1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ME VOY A DIVERTIR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1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REMIADO EL 1,717, CON DOS MILLONES…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1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LAMAR A MI AMIGA PANCHITA..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1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L FIN EN CASITA! – VOY A SENTARME UN RATO A LEER EL DIARIO…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1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VIGILDA… ¿NO CREES QUE YA ES HORA DE QUE ME DES DINERO PARA COMPRARME UN TRAJE… ?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DDT3 1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OY A VER SI SE LO VENDO A MI HERMANA…! ¡LE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1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ERMOSA MAÑANA! ¡TRALARA-LA-L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1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ITO POR LA ORILLA DEL MAR…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1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TRANQUILIDAD REINA EN LA CASA! VOY A LEER UN RATO EL DIARIO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1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DA GUSTO ESTAR SIN HACER NADA! - ¡HERMENEGILDAAA! ¡VEN AQUÍ EN EL ACT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1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E ME ESTÁ OCURRIENDO UN INVENT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1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 MI HOMBRE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140</text:p>
          </table:table-cell>
          <table:table-cell table:style-name="ce20" office:value-type="string" calcext:value-type="string">
            <text:p>NO LLEVA HISTORIETA</text:p>
          </table:table-cell>
          <table:table-cell table:number-columns-repeated="2" table:style-name="ce22" office:value-type="string" calcext:value-type="string">
            <text:p>NO</text:p>
          </table:table-cell>
          <table:table-cell table:style-name="ce20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1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ILENCIO! ¿QUÉ HARÁ MI HERMANA POR AHÍ?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1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MAÑANA HACE! ¡QUÉ MAÑAN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1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RING! ? – BUENOS DÍAS, AQUÍ TRAIGO ESTE PAQUETITO CERTIFICADO PARA USTED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1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 HERMANA LLEVA UNOS DÍAS BASTANTE RARA, NO SE QUE LE PASA, PERO…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1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Y ME HA DEJADO SOLA MI HERMANA. ¡QUÉ RABI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1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Y A DIVERTIRME UN RATO A COSTA DE LA TONTUELA DE MI HERMAN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1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¡HE HECHO UN NEGOCIO DE AÚP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1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H! ¡QUÉ MAÑANA PARA IR DE CAMPO…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149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1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ISITAR A LAS DE LÓPEZ, A VER SI…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1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Y A CONTINUACIÓN ESCUCHARÁN USTEDES LAS ÚLTIMAS NOTICIAS DEL DÍA”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1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UCIO ESTÁ ESTE VESTID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1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 ES LO QUE YO HAGO MÁS A GUSTO…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1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IESTA MÁS ESTUPEND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1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MIENTO! EN ESTA CASA NUNCA OCURRE NAD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1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ESTÁ MAL ESTE LIBRITO QUE ME HE COMPRADO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157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158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1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F! ¡QUÉ ABURRIDA ESTOY! – ME IRÉ UN RATITO AL CAMPO, A VER SI ME OXIGENO UN POCO…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1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 ME HA OCURRIDO UNA COSA ESTUPENDA.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1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YA HE LLEGADO, REINA DE LA CASA, CU-CÚ...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1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 NO HAY QUIÉN LO AGUANTE! ¡Y COMO YO NO SOY NADIE, LO AGUANTO MENOS QUE QUIÉN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DT3 1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UEN DÍA HACE! ¿QUIERES QUE DEMOS UN PASEO POR EL CAMPO?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1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HE QUEDADO SOLA EN CASA Y ESTOY MÁS ABURRIDA..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1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, CÚ! YA ESTOY AQUÍ REINA.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1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E ABURRIDA ESTOY! SI TUVIERA DINERO ME IRÍA AL CINE.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1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YA HA TERMINADO EL VERAN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1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ESTARÁ HACIENDO MI HERMANA, QUE NO SE LA OYE BERREAR…?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1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….! - ¿ME LLAMABAS?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1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ESTOY HART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1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CUÁNTOS BOTES DE MERMELAD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1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DESGANADA! ¡VOY A VER SI SE ME ABRE EL APETIT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1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ÁN LLAMANDO – VOY A VER QUIÉN ES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1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O LO ESTOY PASANDO EN CASA…! - ¡QUÉ BIEN LO HE PASADO EN EL TEATRO…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175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1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AY QUE VER! ¡CADA DÍA ESTÁ MEJOR EL D.D.T.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1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¡VEN AQUÍ, VOLAND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1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, EL BELLO CAMPO! - ¡TAN BONITO…! - ¡TAN CAMP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1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OY A VER CÓMO ESTÁ LA COMID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1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 UNA COSA, LEOVIGILD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1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CÚ! ¿A QUE NO SABES LO QUE TRAIGO?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1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! ¡QUÉ PAZ Y QUÉ TRANQUILIDAD…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183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184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185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186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187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188</text:p>
          </table:table-cell>
          <table:table-cell office:value-type="string" calcext:value-type="string">
            <text:p>SIN TÍTUL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NUDO DÍA DE FREGOTEO ME HE ATIZADO HOY! ¡ESTOY ROT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1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IDADO CON EL ABISMO – ESO ESTÁ MUY BIEN….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190</text:p>
          </table:table-cell>
          <table:table-cell office:value-type="string" calcext:value-type="string">
            <text:p>SIN TÍTUL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ONITO ESTÁ TODO Y QUÉ HERMOSO DÍA DE SOL HACE PARA IR DE CAMPO, QUE ES LO MÍ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1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COMO ESTÁ HOY MI “GENOVEVA”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192</text:p>
          </table:table-cell>
          <table:table-cell office:value-type="string" calcext:value-type="string">
            <text:p>SIN TÍTUL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ABURRIDA ESTOY EN ESTA ISLA SOLITARI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1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 A VER SI ME ENCUENTRO ALGO POR AQUÍ…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1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NUDA CARTA! VOY A ENSEÑÁRSELA A LEOVIGILDA PARA QUE DISFRUTE.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1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 DESCANSO QUE ME ESPER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1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OTRA VEZ ESTA LA CASA SIN ARREGLAR?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1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ES SE LO CONSULTARÉ A MI HERMAN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1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UY! QUÉ NOTICIA TAN ESTUPENDA VIENE AQUÍ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1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ERMOSO DÍA HACE HOY PARA IR A LA MONTAÑA…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2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! ¿NO HAY NADIE?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201</text:p>
          </table:table-cell>
          <table:table-cell office:value-type="string" calcext:value-type="string">
            <text:p>SIN TÍTUL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H, EL CAMPO CAMPERO Y CASCABELERO…! ¡OH! ¡OH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DT3 202</text:p>
          </table:table-cell>
          <table:table-cell office:value-type="string" calcext:value-type="string">
            <text:p>SIN TÍTUL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SENSACIONAL ES EL CAMPO! ¡AH…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203</text:p>
          </table:table-cell>
          <table:table-cell office:value-type="string" calcext:value-type="string">
            <text:p>¡VENGA MADERA!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H, QUÉ BONITO ES EL CAMPO! - ¡ANDA, QUÉ RARO…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2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SPANTO! ¡HAY QUE VER…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205</text:p>
          </table:table-cell>
          <table:table-cell office:value-type="string" calcext:value-type="string">
            <text:p>OTRA VEZ EN EL CAMP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H, EL CAMPO CAMPERO! - ¡QUÉ BELLO ES EL CAMPO…! ¡QUÉ LIND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206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207</text:p>
          </table:table-cell>
          <table:table-cell office:value-type="string" calcext:value-type="string">
            <text:p>EL SAPO ENCANTAD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É BONITO ES EL CAMPO - ¡OH, QUÉ BONITO ES EL EC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208</text:p>
          </table:table-cell>
          <table:table-cell office:value-type="string" calcext:value-type="string">
            <text:p>UN CASO DE DESPIST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ERMENEGILDAAAAAAAAAAAAAAAAA! - ¡YA VOY! ¡YA VOY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209</text:p>
          </table:table-cell>
          <table:table-cell office:value-type="string" calcext:value-type="string">
            <text:p>LA CAJITA MISTERIO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NADIE POR AQUÍ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210</text:p>
          </table:table-cell>
          <table:table-cell office:value-type="string" calcext:value-type="string">
            <text:p>LA EXTRAÑA TAZ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ES, COMO TE DECÍA, ESTE ES EL PISITO DONDE VIVO…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211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212</text:p>
          </table:table-cell>
          <table:table-cell office:value-type="string" calcext:value-type="string">
            <text:p>ÉRASE UNA VEZ UN SAPO…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H, CÓMO ME CHIFLA EL CAMPO CAMPESTRE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213</text:p>
          </table:table-cell>
          <table:table-cell office:value-type="string" calcext:value-type="string">
            <text:p>MAÑANITA JUGUETON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ÓMO ME GUSTA HACER EJERCICIO CAMPESTRE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214</text:p>
          </table:table-cell>
          <table:table-cell office:value-type="string" calcext:value-type="string">
            <text:p>UN PASEO CON HERRADUR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OY A VER SI ENCUENTRO MI TRÉBOL DE CUATRO HOJAS, PARA QUE ME DE SUERTE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215</text:p>
          </table:table-cell>
          <table:table-cell office:value-type="string" calcext:value-type="string">
            <text:p>AVENTURA EN INGLÉ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216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2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É BIEN SE ESTÁ EN EL CAMPO, ¿VERDAD? - ¡A MI ME LO VAS A DECIR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2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HÍ VIENE DOÑA FILOMEN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2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CÓMO TENGO LA CASA DE LIMPI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2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 NO HAY QUIÉN LO AGUANTE! CLARO, SIEMPRE SIN NADA QUE HACER...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2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AAAAH…! ¡AL FIN LLEGÓ LA HORA DE LEER EL PERIÓDIC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2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, YA HE TERMINADO DE ARREGLAR LA CASA. ¡ESTOY HECHA POLV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223</text:p>
          </table:table-cell>
          <table:table-cell office:value-type="string" calcext:value-type="string">
            <text:p>AL PIÉ DE LA LET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QUÉ ESTARÁ HACIENDO ESA TAIMADA?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224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225</text:p>
          </table:table-cell>
          <table:table-cell office:value-type="string" calcext:value-type="string">
            <text:p>DUD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YO CREO QUE NO SE PUEDE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226</text:p>
          </table:table-cell>
          <table:table-cell office:value-type="string" calcext:value-type="string">
            <text:p>LA MARIPO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Y A VER QUE DÍA HACE…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227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228</text:p>
          </table:table-cell>
          <table:table-cell office:value-type="string" calcext:value-type="string">
            <text:p>ANGUSTI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OLA, REINA! ¡YA ESTÁS AQUÍ, COMO SIEMPRE QUE VENG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2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ONITO ES EL CAMPO! ¡ME FASCIN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230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2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EDIR DINERO A MI HERMANA.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232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2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LITA ME ENCUENTRO ESTA MAÑAN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2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Á DECIDIDO! HOY ES MI GRAN DÍ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2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FABULOSA VIDA TRABAJAR EN NADA! ¡ESO ES VID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2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HAGO MÁS QUE DARME PORRAZOS…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DT3 2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HARTA DE HACER LA LIMPIEZA YO SOL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2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, VEN VOLANDO! - ¿QUÉ PASA? – LEE ESTO Y VERÁS QUÉ GANGA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2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¿DE DÓNDE SACARÉ DINERO PARA PAGAR TODAS ESTAS FACTURAS?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2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PONGO QUE, COMO SIEMPRE, MI HERMANITA NO HABRÁ LIMPIADO LA CASA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2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VER SI TERMINAS DE UNA VEZ DE FREGAR LOS PLATOS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2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ENOS DÍAS, LEO ¿SABES DÓNDE ESTÁ LA GUÍA TELEFÓNICA….?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2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YA VA, YA V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2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IGO EL CANTAR DE UN PAJARITO MECÁNICO! ¡OH! ¡QUIERO VERL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2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LLAMARÁ A LA PUERTA…? VOY A VER…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2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TIZA! ¡ESTA AVISPA QUIERE PICARME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247</text:p>
          </table:table-cell>
          <table:table-cell office:value-type="string" calcext:value-type="string">
            <text:p>SORPRESA FIN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TRO DÍA MÁS Y NADA DE NAD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248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249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250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251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252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253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254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255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256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257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2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ENCUENTRO PIÑAS…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2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ADA VEZ ME GUSTA MÁS EL CAMPO! - ¡HAY QUÉ VER LO QUE DESARROLLA EL EJERCICI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2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EL TIEMPO QUE HACE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261</text:p>
          </table:table-cell>
          <table:table-cell office:value-type="string" calcext:value-type="string">
            <text:p>LA FLORECILL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ONITO ESTÁ EL CAMPO LLENO DE CAMP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2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YA ESTOY EN CASIT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DT3 2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IEN SE ESTÁ EN CASA LEYEND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2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 LO CONTARÉ A ROSI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2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ARO QUE AÚN NO HAYA VEINDO MI HERMAN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2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DONA SI TE MOLESTO, PERO TIENES QUE IR A UN RECADO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267</text:p>
          </table:table-cell>
          <table:table-cell office:value-type="string" calcext:value-type="string">
            <text:p>UN ECO REMOLÓ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H! ¡QUÉ ROBUSTO DÍA DE CAMP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2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AMOS A VER QUÉ DICE EL “DAYLY QUE DAYLY”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269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270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271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272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2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TRA VEZ LA CASA HECHA UN ASC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2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S TRES! ¡HA LLEGADO LA HOR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2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DE VER A MI NOVIO…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2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SE ABURRE UNA POR NO TENER DINERO PARA IR AL CINE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2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! ¡AH! – HARÉ UN POCO DE LIMPIEZA PARA DISTRAERME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2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: ¿NOS VAMOS AL CAMPO UN RATITO, QUE ESO ES SANO?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2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POR LA CIUDAD. ¡HACE UN DÍA ESTUPEND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2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TOY MÁS ALEGRE QUE UNAS CASTAÑUELAS ETRUSCAS…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2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SCRIBE Y CIERRA UN SOBRE) ¡EJEM, EJEM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2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EDIRLE UNA COSA A MI HERMAN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2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HOY ME ENCUENTRO BASTANTE TONTA…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2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LEO, QUÉ NOVIO ME HA SALIDO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DDT3 2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¿QUÉ HACEN AQUÍ ESTOS TRES BIRRIOSOS QUESOS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2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 HERMANA PARECE PREOCUPADA! ¿QUÉ LE PASARÁ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2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DEDICARSE A LA ESCULTUR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2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L FIN HE ENCONTRADO UN TRABAJO QUE ME GUST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2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COMPRAR UN BOCADILLO PARA MI HERMANA…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2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¿QUIÉN SERÁ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2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! ¡OCURRE CADA COSA MÁS RARA POR EL MUNDO ESE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2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SÉ QUÉ HACER PARA PASAR EL RAT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2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RÁEME UN VASO DE AGUA, HERMENEGILD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2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…! – YA ESTOY HARTA DE SER SU ESCLAV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2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¡MIRA LO QUE HE COMPRADO...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2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! ¡QUÉ SUFRIMIENTO TAN HORRIBLE! ¡NO PUEDO MÁS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2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HERMOSO DÍA HACE HOY! – SEGURAMENTE DEBE SER PORQUE LUCE EL SOL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2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L FIN EN CASA! ¡HOGAR, DULCE HOGAR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2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MOSCAS HACIÉNDO CIRCULOS) - ¡QUÉ BIEN SE ESTÁ SIN HACER NADA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3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A CARTA PARA SU HERMANA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3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HORA NO SÉ SI SOY YO, O SOY MI HERMANA. ¡QUÉ TERRIBLE PROBLEM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3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...Y VATICINAMOS PARA HOY UN DÍA PRIMAVERAL”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3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MAL SE LEE EN ESTA HABITACIÓN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3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DIVERTIRME UN RAT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3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ONO ES EL CAMPO! – ME GUSTA POR SUS <text:s/>ANIMALITOS…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3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A ROSITA - ¡ROSIT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3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AYA, PUES NO HAY NADIE EN CASA! ¿SE PUEDE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3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….! - ¡CARAMBA, QUÉ GRITOS! ¡YA VOY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3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LO QUE TE TRAIGO, REIN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3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UNA ARAÑA COLGONA) - ¡AAAAAAH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3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ME HE CANSADO DE SER UNA IGNORANTE…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3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…ES EL AMOOOOR…. ¡VIVA EL AMOR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3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 SIN IR AL CINE! – HOLA, REINA, AQUÍ ESTOY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3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LA “TELE”… TOMO PARTE EN UN CONCURSO DE PREGUNTAS.. DAN UN MILLÓN DE PREMIO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3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LO QUE TRAIGO, LEO! - ¡BAH! ¡ALGUNA TONTERÍ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3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ENOS DÍAS, HERMAN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3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DÍA ES HOY? ¿LUNES, JUEVES? ¿ESTAMOS A TRES, A TREINTA, A CUARENTA Y CINCO? VOY A VER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318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3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OR FIN HE LOGRADO AHORRAR DOSCIENTAS PESETAS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3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LUSIÓN ME HARÁ TENER UN COCHE ASÍ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3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INSTRUIRME UN RAT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3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DIÓS, REINA! VOY A DAR UN PASEITO POR AHÍ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3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DARÍA YO POR TENER UNA BAÑER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3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SE HABRÁ METIDO LA TONTA DE MI HERMANA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325</text:p>
          </table:table-cell>
          <table:table-cell office:value-type="string" calcext:value-type="string">
            <text:p>EL LISTÍ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ARAMBA! ¡AHORA QUE RECUERDO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326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3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KIKIRI… KIIII…! - ¡NO HE PEGADO UN OJO EN TODA LA NOCHE…! ¡QUÉ PESADILLAS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3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CANSARÉ UN RATO Y APROVECHARÉ PARA LEER ESTE LIBRO TAN INTERESANTE…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3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ECHAR UN VISTAZO A ESTA REVISTA, PARECE INTERESANTE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3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ABO DE COMPRARME EL “PULGARCITO”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3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NSADA ME ENCUENTRO HOY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3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N TOQUECITO MÁS Y LISTA! Y AHORA…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3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DÓNDE VAS SI PEUDE SABERSE, RICA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3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AAAAAH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3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RIIING! - ¿QUIÉN LLAMARÁ… 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3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SE HABRÁ METIDO ESA HERMANA MÍA? - ¡QUÉ GUSTO DA NO HACER NAD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DT3 3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QUE PASARME ESTO A MI! ¡A LA NENA…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3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OCASIÓN TAN MAGNÍFICA! – SE VENDE LAVADORA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3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F! ¡QUÉ HAMBRE TENG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3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SE HABRÁ METIDO MI HERMANA? - ¡HERMENEGILDAAAA…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3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GUSTO SE ESTÁ EN CASITA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3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SERÁ VERDAD? ¡QUÉ COSAS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3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ECHAR UN VISTAZO A LAS FACTURAS DE ESTE MES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3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SE ACERCA LA HORA DE IR A VER A MI MALVINO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3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GO LA MAR DE CONTENT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3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A TARDE ESTRENAN “EL PUENTE SOBRE EL RIO EBRO”! ¡CÓMO ME GUSTARÍA VERL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3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LA PATA! MIRA QUE IR A NAUFRAGAR..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3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YA ESTOY HARTA DE VERTE SIN DAR GOLPE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3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MI CUMPLEAÑOS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3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QUÉ HAGO ESTA TARDE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3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RA VEZ HE NAUFRAGADO.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3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PEDIRLE A LEO DINERO PARA UNOS ZAPATOS NUEVOS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3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VIGILDA! ¡YUPIIII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3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ESTOY PREOCUPADÍSIMA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3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APARECE UNA MOSCA) - ¡HERMENEGILDAAA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3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OY, YA VOY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3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OBRECILLO, DEBE DE TENER HAMBRE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3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¿A QUE NO SABES LO QUE TRAIGO?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3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L FIN ACABÉ LA LIMPIEZA! Y AHORA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3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CES? ¿CRUCIGRAMAS?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3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MIENTO! EN ESTA CASA NUNCA OCURRE NAD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3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ÁN LLAMANDO – VOY A VER QUIÉN ES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3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….! - ¿ME LLAMABAS?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3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CESITO UN VESTIDO NUEVO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3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O LO ESTOY PASANDO EN CASA…! - ¡QUÉ BIEN LO HE PASADO EN EL TEATRO…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3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 HERMANA LLEVA UNOS DÍAS BASTANTE RARA, NO SE QUE LE PASA, PERO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3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RIPOSAS TAN PESADAS! ¡LARGO DE AQUÍ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3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ITO POR LA ORILLA DEL MAR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3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TOY TRABAJADORA.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3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CUÁNTOS BOTES DE MERMELAD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3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HART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3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RÁ MI HERMANA QUE NO LA OIGO?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DDT3 3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MI ONOMÁSTICA, QUE QUIERE DECIR QUE ES MI SANTO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3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DESGANADA! ¡VOY A VER SI SE ME ABRE EL APETIT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3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AMPO, A RESPIRAR EL AIRE, QUE ES PURO Y SANO.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3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A SIENDO HORA DE MERENDAR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3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 ME HA OCURRIDO UNA COSA ESTUPENDA.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3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, QUÉ BELLO ES EL CAMPO…! – ME HE ESCAPADO DE CASA, MI HERMANA NO ME DEJA VENIR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3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MOS A VER SI VIENE ALGO BUENO EN LA SECCIÓN DE VENTAS DEL PERIÓDICO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380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3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, NENA! ¡YA ESTOY AQUÍ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DDT3 3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CÚ! ¿A QUE NO SABES LO QUE TRAIGO?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3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SERÁ VERDAD?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3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POR EL CAMPO… - ¡QUÉ NOVEDAD! ¡NO TE PIERDAS…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3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! SIEMPRE DIGO LO MISMO, PERO ES QUE ES VERDAD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3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IFICIL ESTÁ LA VIDA! NO TENGO NI UNA MALA PES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3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VESTIDO TAN VIEJO LLEVO PUEST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3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TOY MÁS ALEGRE QUE UNAS CASTAÑUELAS ETRUSCAS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3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UÁNTO TIEMPO HACE QUE NO VAMOS AL CAMPO, LEO? - ¡QUÉ SE YO! LO MENOS SESENTA HISTORIETAS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3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MAR! ¡QUÉ PEZ MÁS MON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3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 DESCANSO QUE ME ESPERA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3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UN POCO EL PERIÓDICO….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3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PONE AHÍ, LEO?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3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VOY A DAR UN PASEO LARGO, MUY LARGO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3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LUSIÓN! ME PASO LOS AÑOS ESPERANDO ESTE DÍA.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3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TRABAJAR COMO ESTRELLA EN LA TELEVISIÓN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3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MONDA ¿QUIERE ADQUIRIR UYN BUEN TERRENO, POR UN PRECIO DE VERDADERA GANGA?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DDT3 3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ME GUSTARÍA SER NOVELISTA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3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STA LUEGO, LEO, ME VOY A ACAZAR PATABUS.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4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CERTARON!… ¡ME VOY A DAR MI CONSABIDO PASEITO POR EL CAMPO…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4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S TRES! ¡YA ES HORA DE QUE VAYA AL BANC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DT3 4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…! - ¡VOY, VOY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4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LA GANGA DEL SIGL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4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ESTO ME INTERESA – GRAN CONCURSO DE BELLEZA FEMENIN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4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ROTA DE LOS PIÉS ¡QUÉ DOLOR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4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¿PUEDE VENIR A VISITARME UNA AMIGUITA MÍA… ?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DDT3 4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EMPRE COMO SOLI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4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ESPANT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4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CESITO UN VESTIDO NUEVO…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4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UN RATO AL CINE…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4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RRR! ¡QUÉ FRIOOO…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4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ABRAZANDO UN ÁRBOL) - ¡QUÉ BARBARIDAD! ¡ESTOY CANSADISIMA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4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- ¿QUÉ TE PASA?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4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UN PAQUETE Y UNA CAR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4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HAMBRE…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table:number-columns-repeated="2" office:value-type="string" calcext:value-type="string">
            <text:p>07</text:p>
          </table:table-cell>
          <table:table-cell office:value-type="string" calcext:value-type="string">
            <text:p>DDT3 4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– PARECE QUE NO HA OÍDO BIEN MI DULCE VOZ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4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JAOS QUE VESTIDO ACABO DE ESTRENAR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4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DIVERTIRME UN RAT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4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, QUÉ BELLO ES EL CAMPO…! – ME HE ESCAPADO DE CASA, MI HERMANA NO ME DEJA VENIR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4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VIGILDA… ¿NO CREES QUE YA ES HORA DE QUE ME DES DINERO PARA COMPRARME UN TRAJE… ?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4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O! ¡CÓMO ESTÁ ESTO DE MOSQUITOS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4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POR EL CAMPO… - ¡QUÉ SANO ES EL CAMP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4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AAAAAH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4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CÚ! ¿A QUE NO SABES LO QUE TRAIGO?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4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LÍCULA ACABO DE VER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4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HÍ VIENE DOÑA FILOMEN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4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TRA VEZ UNA HISTORIETA CAMPESTRE! ¡QUÉ BIEN..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4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LUSIÓN! ME PASO LOS AÑOS ESPERANDO ESTE DÍA.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429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4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 NO HAY QUIÉN LO AGUANTE! CLARO, SIEMPRE SIN NADA QUE HACER…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4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NSEJOS MÁS BONDADOSOS DA ESTE LIBRO…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4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, EL FRONDOSO CAMP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4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Á DECIDIDO! HOY ES MI GRAN DÍ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4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AMBRE TENGO! ¡VOY A COMER AHORA MISM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4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INVENTO ESTUPEND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436</text:p>
          </table:table-cell>
          <table:table-cell office:value-type="string" calcext:value-type="string">
            <text:p>SUSPEN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HAS VISTO QUÉ HERMOSA MAÑANA HACE HOY, LEOVIGILDA?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4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LITA ME ENCUENTRO ESTA MAÑANA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438</text:p>
          </table:table-cell>
          <table:table-cell office:value-type="string" calcext:value-type="string">
            <text:p>PURA LÓGIC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AYA! ¡YA ME HE LEÍDO EL PERIÓDICO DE CABO A RAB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439</text:p>
          </table:table-cell>
          <table:table-cell office:value-type="string" calcext:value-type="string">
            <text:p>EL TELEFIL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ABURRIDA ESTOY! ¡AAAAAAH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4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 FRÍO POLAR QUE HACE EN ESTA CASA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441</text:p>
          </table:table-cell>
          <table:table-cell office:value-type="string" calcext:value-type="string">
            <text:p>MALA SOLUCIÓ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QUÉ ESTARÁ HACIENDO LA TONTA DE MI HERMANA…?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442</text:p>
          </table:table-cell>
          <table:table-cell office:value-type="string" calcext:value-type="string">
            <text:p>DEPORTE CASER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NO HAY NADA COMO EL DEPORTE SAN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4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POR EL CAMPO… - ¡QUÉ SANO ES EL CAMP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4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UN RATO AL CINE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4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FABULOSA VIDA TRABAJAR EN NADA! ¡ESO ES VID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DDT3 446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447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448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449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450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451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452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4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 VOY A GASTAR UNA INOCENTADA A MI HERMANA. NOS VAMOS A REIR COMO LOCAS.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4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E ME ESTÁ OCURRIENDO UN INVENT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4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LIBRO MÁS INTERESANTE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4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VOY AL CINE, LE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4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YA VA, YA V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4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E ANUNCIO ME INTERES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DT3 459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460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4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DAR UN PASEO POR EL CAMPO. – BUENO, QUE LO PASES BIÉN.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4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OCASIÓN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463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4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CÓMO ESTÁ HOY MI “GENOVEVA”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4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OY A VER SI SE LO VENDO A MI HERMANA…! ¡LE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4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VAYA OPORTUNIDAD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4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ADIVINÁIS A DÓNDE VOY?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4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UF! ¡VENGO HECHA PURÉ! QUÉ SED TENGO…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4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MAÑANA HACE! ¡QUÉ MAÑAN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470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4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UN RATO, MIENTRAS MI HERMANA ESTÁ FUERA.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4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, EL BELLO CAMPO! - ¡TAN BONITO…! - ¡TAN CAMP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4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UESTO A QUE MI HERMANA ESTÁ LEYENDO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4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LUSA TAN BONIT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4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ODELITOS MÁS MONOS ME HE COMPRADO...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4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Y ME HA DEJADO SOLA MI HERMANA. ¡QUÉ RABI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477</text:p>
          </table:table-cell>
          <table:table-cell office:value-type="string" calcext:value-type="string">
            <text:p>ANGUSTI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OLA, REINA! ¡YA ESTÁS AQUÍ, COMO SIEMPRE QUE VENG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478</text:p>
          </table:table-cell>
          <table:table-cell office:value-type="string" calcext:value-type="string">
            <text:p>LAS BOLIT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QUÉ ESTARÁ HACIENDO ESA TAIMADA?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479</text:p>
          </table:table-cell>
          <table:table-cell office:value-type="string" calcext:value-type="string">
            <text:p>DUD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YO CREO QUE NO SE PUEDE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4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¿PUEDE VENIR A VISITARME UNA AMIGUITA MÍA… ?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4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LA GANGA DEL SIGL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482</text:p>
          </table:table-cell>
          <table:table-cell office:value-type="string" calcext:value-type="string">
            <text:p>LA FLORECILL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ONITO ESTÁ EL CAMPO LLENO DE CAMP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4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VESTIDO TAN VIEJO LLEVO PUEST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4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SE ABURRE UNA POR NO TENER DINERO PARA IR AL CINE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4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ME HE LEVANTADO CON GANAS DE TRABAJAR…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4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NTERESANTE! – HOY SE INAGURA A 23 KMS, DE LA CIUDAD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DT3 4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HAN TRAIDO LA LECHE…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4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IP! ¡BIP! - ¡JO, JO! INVADIRÉ EL “PULGARCITO” YO SOLO.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4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ITO POR AHÍ…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4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L FIN HE ENCONTRADO UN TRABAJO QUE ME GUST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4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ESTO ME INTERESA – SE LO DIRÉ A MI HERMAN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4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COMPRAR UN BOCADILLO PARA MI HERMANA…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4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SCRIBE Y CIERRA UN SOBRE) ¡EJEM, EJEM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4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LEO, QUÉ NOVIO ME HA SALIDO…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4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 HERMANA PARECE PREOCUPADA! ¿QUÉ LE PASARÁ?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4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! ¡OCURRE CADA COSA MÁS RARA POR EL MUNDO ESE…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4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RÁEME UN VASO DE AGUA, HERMENEGILD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4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MOSCAS HACIÉNDO CIRCULOS) - ¡QUÉ BIEN SE ESTÁ SIN HACER NADA…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4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HORA NO SÉ SI SOY YO, O SOY MI HERMANA. ¡QUÉ TERRIBLE PROBLEM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5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HERMOSO DÍA HACE HOY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06</text:p>
          </table:table-cell>
          <table:table-cell office:value-type="string" calcext:value-type="string">
            <text:p>DDT3 5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! ¡QUÉ SUFRIMIENTO TAN HORRIBLE! ¡NO PUEDO MÁS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5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 CALABAZA LA TENGO REPETIDA, ASI ES.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5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TARDE ES Y MI HERMANA SIN VENIR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5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LO QUE TE TRAIGO, REIN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5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 SIN IR AL CINE! – HOLA, REINA, AQUÍ ESTOY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5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.ES EL AMOOOOR… ¡VIVA EL AMOR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507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08</text:p>
          </table:table-cell>
          <table:table-cell office:value-type="string" calcext:value-type="string">
            <text:p>DDT3 508</text:p>
          </table:table-cell>
          <table:table-cell office:value-type="string" calcext:value-type="string">
            <text:p>SIN TÍTUL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IVA! ¡AL FIN, AL FIN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509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510</text:p>
          </table:table-cell>
          <table:table-cell office:value-type="string" calcext:value-type="string">
            <text:p>AVENTURA EN INGLÉ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PUES TENGO QUE AVERIGUARL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511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2</text:p>
          </table:table-cell>
          <table:table-cell table:style-name="ce19" office:value-type="string" calcext:value-type="string">
            <text:p>DDT3 5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IR A UN BAILE DE GAL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2</text:p>
          </table:table-cell>
          <table:table-cell table:style-name="ce19" office:value-type="string" calcext:value-type="string">
            <text:p>DDT3 5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SPANTO! ¡HAY QUE VER…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513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5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ES SE LO CONSULTARÉ A MI HERMAN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DDT3 5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RÁ ESA HOLGAZANA QUE NO LA OIGO…?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5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LOR HACE AQUÍ EN LA HISTORIET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5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IDADO CON EL ABISMO – ESO ESTÁ MUY BIEN…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5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- ¿QUÉ TE PASA?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5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CURIOSO LIBRITO.. “APRENDA A HIPNOTIZAR”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5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– TOMA ESTA HERMOSA MANZANA QUE TE HE COMPRADO PARA MERENDAR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5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COJO PIÑAS…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DDT3 5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VIGILDAAA! ¡CÚ, CÚ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5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! – LEO, ME VOY A DAR UNA VUELTA POR AHÍ.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5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¡MIRA QUE CACHIVACHE HE COMPRADO…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525</text:p>
          </table:table-cell>
          <table:table-cell office:value-type="string" calcext:value-type="string">
            <text:p>MAÑANITA JUGUETON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ÓMO ME GUSTA HACER EJERCICIO CAMPESTRE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526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527</text:p>
          </table:table-cell>
          <table:table-cell office:value-type="string" calcext:value-type="string">
            <text:p>SIN TÍTUL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! – ME VOY PARA CASA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5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FUE ESE HORRIBLE GRITO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5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, JE! VOY A INVADIR LA TIERRA YO SOLITO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5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LA CARTELERA DE ESPECTÁCULOS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5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ILENCIO! ¿QUÉ HARÁ MI HERMANA POR AHÍ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table:style-name="ce19" office:value-type="string" calcext:value-type="string">
            <text:p>DDT3 5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YA ESTOY HARTA DE VERTE SIN DAR GOLPE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table:style-name="ce19" office:value-type="string" calcext:value-type="string">
            <text:p>DDT3 5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N TOQUECITO MÁS Y LISTA! Y AHORA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5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PEDIRLE A LEO DINERO PARA UNOS ZAPATOS NUEVOS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534</text:p>
          </table:table-cell>
          <table:table-cell office:value-type="string" calcext:value-type="string">
            <text:p>EL LISTÍ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ARAMBA! ¡AHORA QUE RECUERDO…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5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LÍCULA ACABO DE VER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5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L FIN ACABÉ LA LIMPIEZA! Y AHORA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5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! ¿NO HAY NADIE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table:style-name="ce19" office:value-type="string" calcext:value-type="string">
            <text:p>DDT3 5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… LEO! ¡MIR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table:style-name="ce19" office:value-type="string" calcext:value-type="string">
            <text:p>DDT3 5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 VOLANDO, HERMENEGILDAAAAA…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5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RA VEZ HE NAUFRAGADO.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table:style-name="ce19" office:value-type="string" calcext:value-type="string">
            <text:p>DDT3 5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Y A DIVERTIRME UN RATO A COSTA DE LA TONTUELA DE MI HERMANA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table:style-name="ce19" office:value-type="string" calcext:value-type="string">
            <text:p>DDT3 5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ASEAR UN POCO POR AHÍ.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541</text:p>
          </table:table-cell>
          <table:table-cell office:value-type="string" calcext:value-type="string">
            <text:p>SIN TÍTUL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– ÉSTA VEZ ESTABA AQUÍ YA. ¿QUÉ PASA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5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UY! QUÉ NOTICIA TAN ESTUPENDA VIENE AQUÍ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5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ELLO ES EL CAMPO! - ¡QUÉ BONITA MARIPOSA DE COLOR DE ROS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 table:style-name="ce19" office:value-type="string" calcext:value-type="string">
            <text:p>DDT3 5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VUELVO MÁS A ESA REUNIÓN DE AMIGAS! ¡BRRR! ¡MIRA QUE DECIRME…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 table:style-name="ce19" office:value-type="string" calcext:value-type="string">
            <text:p>DDT3 5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NTORRONA DE CAPIROTE… ¿A DÓNDE IRÁ AHORA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545</text:p>
          </table:table-cell>
          <table:table-cell office:value-type="string" calcext:value-type="string">
            <text:p>UN PASEO CON HERRADUR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UY! ¡QUÉ DULCE CASCABELEO OIGO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5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 EN EL ACTO, HERMENEGILD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DT3 5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UCIO ESTÁ ESTE VESTIDO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5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MOS A VER SI HOY TENGO MÁS SUERTE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table:style-name="ce19" office:value-type="string" calcext:value-type="string">
            <text:p>DDT3 5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ARTÍCULO MÁS TONTAIN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table:style-name="ce19" office:value-type="string" calcext:value-type="string">
            <text:p>DDT3 5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LLEGAR A CAS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5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SE LO QUE TENGO… ¡NO PUEDO MÁS!</text:p>
          </table:table-cell>
        </table:table-row>
        <table:table-row table:style-name="ro1" table:number-rows-repeated="104801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Hoja1.A1:Hoja1.H558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 style:data-style-name="N2" text:time-value="16:37:53.42650760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1:14:39.105169481</meta:creation-date>
    <meta:generator>LibreOffice/25.2.4.3$Linux_X86_64 LibreOffice_project/33e196637044ead23f5c3226cde09b47731f7e27</meta:generator>
    <dc:date>2026-02-13T16:36:56.172305302</dc:date>
    <meta:editing-duration>PT4H17M51S</meta:editing-duration>
    <meta:editing-cycles>16</meta:editing-cycles>
    <meta:document-statistic meta:table-count="1" meta:cell-count="4463" meta:object-count="0"/>
  </office:meta>
</office:document-meta>
</file>